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12f7" officeooo:paragraph-rsid="000212f7"/>
    </style:style>
    <style:style style:name="P2" style:family="paragraph" style:parent-style-name="Standard">
      <style:text-properties officeooo:rsid="00085972" officeooo:paragraph-rsid="00085972"/>
    </style:style>
    <style:style style:name="P3" style:family="paragraph" style:parent-style-name="Text_20_body">
      <style:text-properties officeooo:rsid="00085972" officeooo:paragraph-rsid="00085972"/>
    </style:style>
    <style:style style:name="P4" style:family="paragraph" style:parent-style-name="Text_20_body">
      <style:text-properties officeooo:rsid="000cda5b" officeooo:paragraph-rsid="000cda5b"/>
    </style:style>
    <style:style style:name="P5" style:family="paragraph" style:parent-style-name="Text_20_body">
      <style:text-properties officeooo:rsid="000cda5b" officeooo:paragraph-rsid="000e6430"/>
    </style:style>
    <style:style style:name="P6" style:family="paragraph" style:parent-style-name="Text_20_body">
      <style:text-properties officeooo:rsid="0013f5f1" officeooo:paragraph-rsid="0013f5f1"/>
    </style:style>
    <style:style style:name="P7" style:family="paragraph" style:parent-style-name="Text_20_body">
      <style:text-properties officeooo:paragraph-rsid="001779be"/>
    </style:style>
    <style:style style:name="P8" style:family="paragraph" style:parent-style-name="Text_20_body">
      <style:text-properties officeooo:rsid="0018aeb9" officeooo:paragraph-rsid="0018aeb9"/>
    </style:style>
    <style:style style:name="P9" style:family="paragraph" style:parent-style-name="Text_20_body">
      <style:text-properties officeooo:rsid="00198d22" officeooo:paragraph-rsid="00198d22"/>
    </style:style>
    <style:style style:name="P10" style:family="paragraph" style:parent-style-name="Text_20_body">
      <style:text-properties officeooo:rsid="00227a3c" officeooo:paragraph-rsid="00227a3c"/>
    </style:style>
    <style:style style:name="P11" style:family="paragraph" style:parent-style-name="Text_20_body">
      <style:text-properties officeooo:rsid="0027132e" officeooo:paragraph-rsid="0027132e"/>
    </style:style>
    <style:style style:name="P12" style:family="paragraph" style:parent-style-name="Heading_20_2">
      <style:paragraph-properties fo:break-before="page"/>
      <style:text-properties officeooo:rsid="0015fb0c" officeooo:paragraph-rsid="0015fb0c"/>
    </style:style>
    <style:style style:name="P13" style:family="paragraph" style:parent-style-name="Text_20_body">
      <style:text-properties officeooo:rsid="0027132e" officeooo:paragraph-rsid="0027132e"/>
    </style:style>
    <style:style style:name="P14" style:family="paragraph" style:parent-style-name="Text_20_body">
      <style:text-properties officeooo:rsid="0027132e" officeooo:paragraph-rsid="002dc9b9"/>
    </style:style>
    <style:style style:name="P15" style:family="paragraph" style:parent-style-name="Text_20_body">
      <style:text-properties officeooo:rsid="001b73ff" officeooo:paragraph-rsid="0030ab71"/>
    </style:style>
    <style:style style:name="P16" style:family="paragraph" style:parent-style-name="Text_20_body">
      <style:text-properties officeooo:rsid="001b73ff" officeooo:paragraph-rsid="00349225"/>
    </style:style>
    <style:style style:name="P17" style:family="paragraph" style:parent-style-name="Text_20_body">
      <style:text-properties officeooo:rsid="001b73ff" officeooo:paragraph-rsid="003626a4"/>
    </style:style>
    <style:style style:name="P18" style:family="paragraph" style:parent-style-name="Text_20_body">
      <style:text-properties officeooo:rsid="001b73ff" officeooo:paragraph-rsid="002dc9b9"/>
    </style:style>
    <style:style style:name="P19" style:family="paragraph" style:parent-style-name="Text_20_body">
      <style:text-properties officeooo:rsid="002f5764" officeooo:paragraph-rsid="001b73ff"/>
    </style:style>
    <style:style style:name="P20" style:family="paragraph" style:parent-style-name="Text_20_body">
      <style:text-properties officeooo:rsid="002f5764" officeooo:paragraph-rsid="002f5764"/>
    </style:style>
    <style:style style:name="P21" style:family="paragraph" style:parent-style-name="Text_20_body">
      <style:text-properties officeooo:rsid="002f5fba" officeooo:paragraph-rsid="002f5fba"/>
    </style:style>
    <style:style style:name="P22" style:family="paragraph" style:parent-style-name="Text_20_body">
      <style:text-properties officeooo:paragraph-rsid="0030ab71"/>
    </style:style>
    <style:style style:name="P23" style:family="paragraph" style:parent-style-name="Text_20_body">
      <style:text-properties officeooo:rsid="0037d9b4" officeooo:paragraph-rsid="0037d9b4"/>
    </style:style>
    <style:style style:name="T1" style:family="text">
      <style:text-properties officeooo:rsid="0009dcb8"/>
    </style:style>
    <style:style style:name="T2" style:family="text">
      <style:text-properties officeooo:rsid="000bd6b2"/>
    </style:style>
    <style:style style:name="T3" style:family="text">
      <style:text-properties officeooo:rsid="000e6430"/>
    </style:style>
    <style:style style:name="T4" style:family="text">
      <style:text-properties officeooo:rsid="001069bc"/>
    </style:style>
    <style:style style:name="T5" style:family="text">
      <style:text-properties officeooo:rsid="001779be"/>
    </style:style>
    <style:style style:name="T6" style:family="text">
      <style:text-properties officeooo:rsid="00198d22"/>
    </style:style>
    <style:style style:name="T7" style:family="text">
      <style:text-properties officeooo:rsid="001d3dd9"/>
    </style:style>
    <style:style style:name="T8" style:family="text">
      <style:text-properties officeooo:rsid="002884ac"/>
    </style:style>
    <style:style style:name="T9" style:family="text">
      <style:text-properties officeooo:rsid="002bebcc"/>
    </style:style>
    <style:style style:name="T10" style:family="text">
      <style:text-properties officeooo:rsid="0030ab71"/>
    </style:style>
    <style:style style:name="T11" style:family="text">
      <style:text-properties officeooo:rsid="00349225"/>
    </style:style>
    <style:style style:name="T12" style:family="text">
      <style:text-properties officeooo:rsid="003626a4"/>
    </style:style>
    <style:style style:name="T13" style:family="text">
      <style:text-properties officeooo:rsid="0037d9b4"/>
    </style:style>
    <style:style style:name="T14" style:family="text">
      <style:text-properties officeooo:rsid="00394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plomarbeit</text:p>
      <text:p text:style-name="P1"/>
      <text:h text:style-name="P12" text:outline-level="2">Begriffsklärungen</text:h>
      <text:p text:style-name="P2"/>
      <text:h text:style-name="Heading_20_3" text:outline-level="3">Klärung Begriff „<text:span text:style-name="T1">m</text:span>odern“</text:h>
      <text:p text:style-name="P2">[Erklärung]</text:p>
      <text:p text:style-name="P2"/>
      <text:h text:style-name="Heading_20_3" text:outline-level="3">Klärung Begriff „hardwarenah“</text:h>
      <text:p text:style-name="P3">[Erklärung]</text:p>
      <text:p text:style-name="P5">Differenzierung: </text:p>
      <text:p text:style-name="P5">- Keine VM <text:span text:style-name="T3">(daher kein java)</text:span></text:p>
      <text:p text:style-name="P5">- <text:span text:style-name="T3">Erklärung Graphikkartenbibliothek Statemachine → daher Objektstruktur flach halten</text:span></text:p>
      <text:p text:style-name="P4">Zusätzlich: Keine Garbage-Collection</text:p>
      <text:h text:style-name="Heading_20_3" text:outline-level="3">Klärung Begriff „Prototyp“</text:h>
      <text:p text:style-name="Text_20_body">- <text:span text:style-name="T4">Unterschied Prototyp + Software</text:span></text:p>
      <text:p text:style-name="P6"/>
      <text:h text:style-name="Heading_20_2" text:outline-level="2">Vorbetrachtungen</text:h>
      <text:h text:style-name="Heading_20_3" text:outline-level="3">Historische Einordnung der Entwicklung von Benutzeroberflächen</text:h>
      <text:p text:style-name="P7"><text:span text:style-name="T5">[</text:span>Kurze Historische Einordnung der Entwicklung von Benutzeroberflächen<text:span text:style-name="T5">] → Diesen Teil mit zuletzt schreiben, da man ihn gut strecken und stauchen kann, evtl. komplett weglassen</text:span></text:p>
      <text:p text:style-name="P7"/>
      <text:h text:style-name="Heading_20_3" text:outline-level="3">Möglichkeiten <text:span text:style-name="T2">zur Gestaltung von Benutzeroberflächen</text:span></text:h>
      <text:p text:style-name="P8">[Erklärung von verschiedenen Konzepten]</text:p>
      <text:h text:style-name="Heading_20_4" text:outline-level="4">MVC</text:h>
      <text:h text:style-name="Heading_20_4" text:outline-level="4">MVP</text:h>
      <text:h text:style-name="Heading_20_4" text:outline-level="4">MVVM</text:h>
      <text:p text:style-name="Text_20_body"/>
      <text:h text:style-name="Heading_20_3" text:outline-level="3">Bewertungskriterien</text:h>
      <text:h text:style-name="Heading_20_4" text:outline-level="4">Bewertungskriterien <text:span text:style-name="T6">ermitteln</text:span></text:h>
      <text:p text:style-name="P21">[Allgemeine Anforderungen festlegen]</text:p>
      <text:p text:style-name="P22">→<text:span text:style-name="T10"> Erweiterbarkeit mit neuen Elementtypen</text:span></text:p>
      <text:p text:style-name="P15">→<text:span text:style-name="T7"> Wiederverwendbarkeit von erstellten Views in anderen Views</text:span></text:p>
      <text:p text:style-name="P17"><text:soft-page-break/>→<text:span text:style-name="T12"> Typsicherheit (Problematik der Typisierung)</text:span></text:p>
      <text:p text:style-name="P9">[Anforderungen für hardwarenahe Programmierung festlegen]</text:p>
      <text:p text:style-name="P16"><text:span text:style-name="T11">Overhead durch Objektorientierung in Bezug auf Performance zur Laufzeit</text:span></text:p>
      <text:p text:style-name="P19"/>
      <text:p text:style-name="P18"/>
      <text:p text:style-name="P18"/>
      <text:p text:style-name="P18"/>
      <text:p text:style-name="P10">Miscellaneous:</text:p>
      <text:p text:style-name="P11">Widerspruch zwischen Performance zur Laufzeit und Entwicklerkomfort → Lösen über interaktiven Modus</text:p>
      <text:p text:style-name="P14">- <text:span text:style-name="T8">Kein Quellcode für View-Elemente schreiben (die keine weitere Funktionalität beinhalten)</text:span></text:p>
      <text:p text:style-name="P14">- <text:span text:style-name="T9">Manchmal View-Elemente neu erzeugen, manchmal auch an zentraler stelle verwalten und nur darauf referenzieren</text:span></text:p>
      <text:p text:style-name="P11"/>
      <text:p text:style-name="P11"/>
      <text:h text:style-name="Heading_20_2" text:outline-level="2"><text:span text:style-name="T13">Praxisnahe </text:span>Anwendungsfälle</text:h>
      <text:p text:style-name="P23">[Ausflug geben in bestimmte Bereiche von embedded devices]</text:p>
      <text:p text:style-name="P23">- Smart Home Anwendungen</text:p>
      <text:p text:style-name="P23">- <text:span text:style-name="T14">Automaten jeglicher Art (Fahrkartenautomaten, Getränkeautomaten, …)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32:52.465840190</meta:creation-date>
    <dc:date>2018-08-08T10:19:15.363551982</dc:date>
    <meta:editing-duration>PT6H48M3S</meta:editing-duration>
    <meta:editing-cycles>45</meta:editing-cycles>
    <meta:generator>LibreOffice/6.0.1.1$MacOSX_X86_64 LibreOffice_project/60bfb1526849283ce2491346ed2aa51c465abfe6</meta:generator>
    <meta:document-statistic meta:table-count="0" meta:image-count="0" meta:object-count="0" meta:page-count="3" meta:paragraph-count="36" meta:word-count="178" meta:character-count="1530" meta:non-whitespace-character-count="1387"/>
  </office:meta>
</office:document-meta>
</file>